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use-window-font-color="true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/>
    </style:style>
  </office:automatic-styles>
  <office:body>
    <office:text>
      <text:variable-decls>
        <text:variable-decl office:value-type="string" text:name="my_string_fiel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variable-set text:name="my_string_field" text:display="none" text:formula="ooow:DISPLAY ME" office:value-type="string" office:string-value="DISPLAY ME"/>Adfadfaf</text:p>
      <text:p text:style-name="Standard">adadadfa</text:p>
      <text:p text:style-name="Standard">bądź się już źliśnił</text:p>
      <text:p text:style-name="Standard"><text:variable-get text:name="my_string_field" office:value-type="string">WRONG VALUE</text:variable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title</dc:title>
    <dc:description>comments</dc:description>
    <dc:subject>subject</dc:subject>
    <meta:initial-creator>user_0</meta:initial-creator>
    <meta:creation-date>2006-05-09T19:30:30</meta:creation-date>
    <dc:date>2010-11-24T14:27:56</dc:date>
    <meta:print-date>2113-01-01T00:00:00</meta:print-date>
    <meta:keyword>keywords</meta:keyword>
    <dc:language>en-GB</dc:language>
    <meta:editing-cycles>2</meta:editing-cycles>
    <meta:editing-duration>PT00H01M04S</meta:editing-duration>
    <meta:document-statistic meta:table-count="0" meta:image-count="0" meta:object-count="0" meta:page-count="1" meta:paragraph-count="4" meta:word-count="8" meta:character-count="47"/>
    <dc:creator>Nicolas Delaby</dc:creator>
    <meta:user-defined meta:name="Info 1"/>
    <meta:user-defined meta:name="Info 2"/>
    <meta:user-defined meta:name="Info 3"/>
    <meta:user-defined meta:name="Info 4"/>
  </office:meta>
</office:document-meta>
</file>